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C56F54DE971DB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557cm" draw:z-index="0"><draw:image xlink:href="Pictures/1000000000000556000003005C56F54DE971DB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2T22:05:24.836000000</meta:creation-date>
    <dc:date>2021-10-02T22:05:56.856000000</dc:date>
    <meta:editing-duration>PT3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2.2$Windows_x86 LibreOffice_project/d3bf12ecb743fc0d20e0be0c58ca359301eb705f</meta:generator>
  </office:meta>
</office:document-meta>
</file>